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Vstart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R4</text:p>
          </table:table-cell>
          <table:table-cell table:formula="of:=([.B4]*([.B8]/[.B9])-[.B5])/([.B6]*(1-([.B8]/[.B9]))+[.B7])" office:value-type="float" office:value="177824.267782427" calcext:value-type="float">
            <text:p>177824,267782427</text:p>
          </table:table-cell>
          <table:table-cell table:style-name="ce4" table:formula="of:=[.D4]/1000" office:value-type="float" office:value="177.824267782427" calcext:value-type="float">
            <text:p>178</text:p>
          </table:table-cell>
          <table:table-cell office:value-type="string" calcext:value-type="string">
            <text:p>kOhm</text:p>
          </table:table-cell>
        </table:table-row>
        <table:table-row table:style-name="ro1">
          <table:table-cell office:value-type="string" calcext:value-type="string">
            <text:p>Vstop</text:p>
          </table:table-cell>
          <table:table-cell table:style-name="ce1" office:value-type="float" office:value="8.5" calcext:value-type="float">
            <text:p>8,5</text:p>
          </table:table-cell>
          <table:table-cell table:style-name="ce3" office:value-type="string" calcext:value-type="string">
            <text:p>R5</text:p>
          </table:table-cell>
          <table:table-cell table:formula="of:=([.D4]*[.B8])/([.B5]-[.B8]+[.D4]*([.B6]+[.B7]))" office:value-type="float" office:value="27445.9154020019" calcext:value-type="float">
            <text:p>27445,9154020019</text:p>
          </table:table-cell>
          <table:table-cell table:style-name="ce4" table:formula="of:=[.D5]/1000" office:value-type="float" office:value="27.4459154020019" calcext:value-type="float">
            <text:p>27</text:p>
          </table:table-cell>
          <table:table-cell office:value-type="string" calcext:value-type="string">
            <text:p>kOhm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ce2" office:value-type="float" office:value="0.0000007" calcext:value-type="float">
            <text:p>7,00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</text:p>
          </table:table-cell>
          <table:table-cell table:style-name="ce2" office:value-type="float" office:value="0.00000155" calcext:value-type="float">
            <text:p>1,55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falling</text:p>
          </table:table-cell>
          <table:table-cell office:value-type="float" office:value="1.19" calcext:value-type="float">
            <text:p>1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nrising</text:p>
          </table:table-cell>
          <table:table-cell office:value-type="float" office:value="1.22" calcext:value-type="float">
            <text:p>1,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8:49:10.363496179</meta:creation-date>
    <dc:date>2019-02-21T19:09:12.456801973</dc:date>
    <meta:editing-duration>PT8M20S</meta:editing-duration>
    <meta:editing-cycles>5</meta:editing-cycles>
    <meta:generator>LibreOffice/6.1.4.2$Linux_X86_64 LibreOffice_project/10$Build-2</meta:generator>
    <meta:document-statistic meta:table-count="1" meta:cell-count="20" meta:object-count="0"/>
  </office:meta>
</office:document-meta>
</file>